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_5f_POINTS" style:display-name="TABLE_POINTS" style:family="table">
      <style:table-properties style:width="17cm" table:align="margins"/>
    </style:style>
    <style:style style:name="TABLE_5f_POINTS.A" style:display-name="TABLE_POINTS.A" style:family="table-column">
      <style:table-column-properties style:column-width="2.125cm" style:rel-column-width="8191*"/>
    </style:style>
    <style:style style:name="TABLE_5f_POINTS.H" style:display-name="TABLE_POINTS.H" style:family="table-column">
      <style:table-column-properties style:column-width="2.127cm" style:rel-column-width="8198*"/>
    </style:style>
    <style:style style:name="TABLE_5f_POINTS.A1" style:display-name="TABLE_POINTS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OINTS.B1" style:display-name="TABLE_POINTS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OINTS.C1" style:display-name="TABLE_POINTS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OINTS.D1" style:display-name="TABLE_POINTS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OINTS.E1" style:display-name="TABLE_POINTS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OINTS.F1" style:display-name="TABLE_POINTS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OINTS.G1" style:display-name="TABLE_POINTS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OINTS.H1" style:display-name="TABLE_POINTS.H1" style:family="table-cell">
      <style:table-cell-properties fo:padding="0.097cm" fo:border="0.05pt solid #000000"/>
    </style:style>
    <style:style style:name="TABLE_5f_POINTS.A2" style:display-name="TABLE_POINTS.A2" style:family="table-cell">
      <style:table-cell-properties fo:padding="0.097cm" fo:border-left="0.05pt solid #000000" fo:border-right="none" fo:border-top="none" fo:border-bottom="0.05pt solid #000000"/>
    </style:style>
    <style:style style:name="TABLE_5f_POINTS.B2" style:display-name="TABLE_POINTS.B2" style:family="table-cell">
      <style:table-cell-properties fo:padding="0.097cm" fo:border-left="0.05pt solid #000000" fo:border-right="none" fo:border-top="none" fo:border-bottom="0.05pt solid #000000"/>
    </style:style>
    <style:style style:name="TABLE_5f_POINTS.C2" style:display-name="TABLE_POINTS.C2" style:family="table-cell">
      <style:table-cell-properties fo:padding="0.097cm" fo:border-left="0.05pt solid #000000" fo:border-right="none" fo:border-top="none" fo:border-bottom="0.05pt solid #000000"/>
    </style:style>
    <style:style style:name="TABLE_5f_POINTS.D2" style:display-name="TABLE_POINTS.D2" style:family="table-cell">
      <style:table-cell-properties fo:padding="0.097cm" fo:border-left="0.05pt solid #000000" fo:border-right="none" fo:border-top="none" fo:border-bottom="0.05pt solid #000000"/>
    </style:style>
    <style:style style:name="TABLE_5f_POINTS.E2" style:display-name="TABLE_POINTS.E2" style:family="table-cell">
      <style:table-cell-properties fo:padding="0.097cm" fo:border-left="0.05pt solid #000000" fo:border-right="none" fo:border-top="none" fo:border-bottom="0.05pt solid #000000"/>
    </style:style>
    <style:style style:name="TABLE_5f_POINTS.F2" style:display-name="TABLE_POINTS.F2" style:family="table-cell">
      <style:table-cell-properties fo:padding="0.097cm" fo:border-left="0.05pt solid #000000" fo:border-right="none" fo:border-top="none" fo:border-bottom="0.05pt solid #000000"/>
    </style:style>
    <style:style style:name="TABLE_5f_POINTS.G2" style:display-name="TABLE_POINTS.G2" style:family="table-cell">
      <style:table-cell-properties fo:padding="0.097cm" fo:border-left="0.05pt solid #000000" fo:border-right="none" fo:border-top="none" fo:border-bottom="0.05pt solid #000000"/>
    </style:style>
    <style:style style:name="TABLE_5f_POINTS.H2" style:display-name="TABLE_POINTS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Heading">
      <style:text-properties style:font-name="Arial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a de Ponto</text:p>
      <text:p text:style-name="P2">Colaborador: [EMPLOYEE_NAME]</text:p>
      <text:p text:style-name="P2">Departamento: [DEPARTAMENT_NAME]</text:p>
      <text:p text:style-name="P2">Cargo: [ROLE_NAME]</text:p>
      <text:p text:style-name="P2"/>
      <table:table table:name="TABLE_POINTS" table:style-name="TABLE_5f_POINTS">
        <table:table-column table:style-name="TABLE_5f_POINTS.A" table:number-columns-repeated="7"/>
        <table:table-column table:style-name="TABLE_5f_POINTS.H"/>
        <table:table-row>
          <table:table-cell table:style-name="TABLE_5f_POINTS.A1" office:value-type="string">
            <text:p text:style-name="P4">Data</text:p>
          </table:table-cell>
          <table:table-cell table:style-name="TABLE_5f_POINTS.G1" office:value-type="string">
            <text:p text:style-name="P4">Entrada</text:p>
          </table:table-cell>
          <table:table-cell table:style-name="TABLE_5f_POINTS.G1" office:value-type="string">
            <text:p text:style-name="P4">Saída</text:p>
          </table:table-cell>
          <table:table-cell table:style-name="TABLE_5f_POINTS.G1" office:value-type="string">
            <text:p text:style-name="P4">Entrada</text:p>
          </table:table-cell>
          <table:table-cell table:style-name="TABLE_5f_POINTS.G1" office:value-type="string">
            <text:p text:style-name="P4">Saída</text:p>
          </table:table-cell>
          <table:table-cell table:style-name="TABLE_5f_POINTS.G1" office:value-type="string">
            <text:p text:style-name="P4">Entrada</text:p>
          </table:table-cell>
          <table:table-cell table:style-name="TABLE_5f_POINTS.G1" office:value-type="string">
            <text:p text:style-name="P4">Saída</text:p>
          </table:table-cell>
          <table:table-cell table:style-name="TABLE_5f_POINTS.H1" office:value-type="string">
            <text:p text:style-name="P4">Obs</text:p>
          </table:table-cell>
        </table:table-row>
        <table:table-row>
          <table:table-cell table:style-name="TABLE_5f_POINTS.G2" office:value-type="string">
            <text:p text:style-name="P3">[DATE_TIME]</text:p>
          </table:table-cell>
          <table:table-cell table:style-name="TABLE_5f_POINTS.G2" office:value-type="string">
            <text:p text:style-name="P3">[E1]</text:p>
          </table:table-cell>
          <table:table-cell table:style-name="TABLE_5f_POINTS.G2" office:value-type="string">
            <text:p text:style-name="P3">[S2]</text:p>
          </table:table-cell>
          <table:table-cell table:style-name="TABLE_5f_POINTS.G2" office:value-type="string">
            <text:p text:style-name="P3">[E3]</text:p>
          </table:table-cell>
          <table:table-cell table:style-name="TABLE_5f_POINTS.G2" office:value-type="string">
            <text:p text:style-name="P3">[S4]</text:p>
          </table:table-cell>
          <table:table-cell table:style-name="TABLE_5f_POINTS.G2" office:value-type="string">
            <text:p text:style-name="P3">[E5]</text:p>
          </table:table-cell>
          <table:table-cell table:style-name="TABLE_5f_POINTS.G2" office:value-type="string">
            <text:p text:style-name="P3">[S6]</text:p>
          </table:table-cell>
          <table:table-cell table:style-name="TABLE_5f_POINTS.H2" office:value-type="string">
            <text:p text:style-name="P3">[OBS]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9T15:19:26</meta:creation-date>
    <dc:date>2012-07-02T13:24:13</dc:date>
    <meta:editing-duration>PT32M58S</meta:editing-duration>
    <meta:editing-cycles>9</meta:editing-cycles>
    <meta:generator>LibreOffice/3.5$Linux_x86 LibreOffice_project/350m1$Build-2</meta:generator>
    <meta:document-statistic meta:table-count="1" meta:image-count="0" meta:object-count="0" meta:page-count="1" meta:paragraph-count="20" meta:word-count="25" meta:character-count="175" meta:non-whitespace-character-count="170"/>
  </office:meta>
</office:document-meta>
</file>